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language="de" fo:country="CH" style:language-asian="de" style:country-asian="CH"/>
    </style:style>
    <style:style style:name="TableColumn3" style:family="table-column">
      <style:table-column-properties style:column-width="3.9034in"/>
    </style:style>
    <style:style style:name="TableColumn4" style:family="table-column">
      <style:table-column-properties style:column-width="3.0368in"/>
    </style:style>
    <style:style style:name="Table2" style:family="table">
      <style:table-properties style:width="6.9402in" style:rel-width="110.24%" fo:margin-left="0in" table:align="left"/>
    </style:style>
    <style:style style:name="TableRow5" style:family="table-row">
      <style:table-row-properties style:min-row-height="0.3069in"/>
    </style:style>
    <style:style style:name="TableCell6" style:family="table-cell">
      <style:table-cell-properties fo:border="0.0034in outset #000000" style:writing-mode="lr-tb" style:vertical-align="middle" fo:padding-top="0.0104in" fo:padding-left="0.0104in" fo:padding-bottom="0.0104in" fo:padding-right="0.0104in"/>
    </style:style>
    <style:style style:name="P7" style:parent-style-name="Standard" style:family="paragraph">
      <style:paragraph-properties fo:margin-bottom="0in" fo:line-height="100%"/>
    </style:style>
    <style:style style:name="T8" style:parent-style-name="Absatz-Standardschriftar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fo:language="de" fo:country="CH" style:language-asian="de" style:country-asian="CH"/>
    </style:style>
    <style:style style:name="TableCell9" style:family="table-cell">
      <style:table-cell-properties fo:border="0.0034in outset #000000" style:writing-mode="lr-tb" style:vertical-align="middle" fo:padding-top="0.0104in" fo:padding-left="0.0104in" fo:padding-bottom="0.0104in" fo:padding-right="0.0104in"/>
    </style:style>
    <style:style style:name="P10" style:parent-style-name="Standard"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de" fo:country="CH" style:language-asian="de" style:country-asian="CH"/>
    </style:style>
    <style:style style:name="TableRow11" style:family="table-row">
      <style:table-row-properties style:min-row-height="0.3569in"/>
    </style:style>
    <style:style style:name="TableCell12" style:family="table-cell">
      <style:table-cell-properties fo:border="0.0034in outset #000000" style:writing-mode="lr-tb" style:vertical-align="middle" fo:padding-top="0.0104in" fo:padding-left="0.0104in" fo:padding-bottom="0.0104in" fo:padding-right="0.0104in"/>
    </style:style>
    <style:style style:name="P13" style:parent-style-name="Standard" style:family="paragraph">
      <style:paragraph-properties fo:margin-bottom="0in" fo:line-height="100%"/>
    </style:style>
    <style:style style:name="T14" style:parent-style-name="Absatz-Standardschriftar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fo:language="de" fo:country="CH" style:language-asian="de" style:country-asian="CH"/>
    </style:style>
    <style:style style:name="TableCell15" style:family="table-cell">
      <style:table-cell-properties fo:border="0.0034in outset #000000" style:writing-mode="lr-tb" style:vertical-align="middle" fo:padding-top="0.0104in" fo:padding-left="0.0104in" fo:padding-bottom="0.0104in" fo:padding-right="0.0104in"/>
    </style:style>
    <style:style style:name="P16" style:parent-style-name="Standard" style:family="paragraph">
      <style:paragraph-properties fo:margin-top="0.0694in" fo:margin-bottom="0.0694in" fo:line-height="100%"/>
    </style:style>
    <style:style style:name="T17" style:parent-style-name="Absatz-Standardschriftar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fo:language="de" fo:country="CH" style:language-asian="de" style:country-asian="CH"/>
    </style:style>
    <style:style style:name="TableRow18" style:family="table-row">
      <style:table-row-properties style:min-row-height="0.3173in"/>
    </style:style>
    <style:style style:name="TableCell19" style:family="table-cell">
      <style:table-cell-properties fo:border="0.0034in outset #000000" style:writing-mode="lr-tb" style:vertical-align="middle" fo:padding-top="0.0104in" fo:padding-left="0.0104in" fo:padding-bottom="0.0104in" fo:padding-right="0.0104in"/>
    </style:style>
    <style:style style:name="P20" style:parent-style-name="Standard" style:family="paragraph">
      <style:paragraph-properties fo:margin-bottom="0in" fo:line-height="100%"/>
    </style:style>
    <style:style style:name="T21" style:parent-style-name="Absatz-Standardschriftar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text-underline-type="single" style:text-underline-style="solid" style:text-underline-width="auto" style:text-underline-mode="continuous" fo:language="de" fo:country="CH" style:language-asian="de" style:country-asian="CH"/>
    </style:style>
    <style:style style:name="TableCell22" style:family="table-cell">
      <style:table-cell-properties fo:border="0.0034in outset #000000" style:writing-mode="lr-tb" style:vertical-align="middle" fo:padding-top="0.0104in" fo:padding-left="0.0104in" fo:padding-bottom="0.0104in" fo:padding-right="0.0104in"/>
    </style:style>
    <style:style style:name="P23" style:parent-style-name="Standard" style:family="paragraph">
      <style:paragraph-properties fo:margin-bottom="0in" fo:line-height="100%"/>
    </style:style>
    <style:style style:name="T24" style:parent-style-name="Absatz-Standardschriftart" style:family="text">
      <style:text-properties style:font-name="Times New Roman" style:font-name-asian="Times New Roman" style:font-name-complex="Times New Roman" fo:font-weight="bold" style:font-weight-asian="bold" style:font-weight-complex="bold" fo:color="#000000" style:letter-kerning="false" fo:font-size="12pt" style:font-size-asian="12pt" style:font-size-complex="12pt" style:text-underline-type="single" style:text-underline-style="solid" style:text-underline-width="auto" style:text-underline-mode="continuous" fo:language="de" fo:country="CH" style:language-asian="de" style:country-asian="CH"/>
    </style:style>
    <style:style style:name="TableRow25" style:family="table-row">
      <style:table-row-properties style:min-row-height="2.0652in"/>
    </style:style>
    <style:style style:name="TableCell26" style:family="table-cell">
      <style:table-cell-properties fo:border="0.0034in outset #000000" style:writing-mode="lr-tb" style:vertical-align="middle" fo:padding-top="0.0104in" fo:padding-left="0.0104in" fo:padding-bottom="0.0104in" fo:padding-right="0.0104in"/>
    </style:style>
    <style:style style:name="P27" style:parent-style-name="Standard"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de" fo:country="CH" style:language-asian="de" style:country-asian="CH"/>
    </style:style>
    <style:style style:name="TableCell28" style:family="table-cell">
      <style:table-cell-properties fo:border="0.0034in outset #000000" style:writing-mode="lr-tb" style:vertical-align="middle" fo:padding-top="0.0104in" fo:padding-left="0.0104in" fo:padding-bottom="0.0104in" fo:padding-right="0.0104in"/>
    </style:style>
    <style:style style:name="P29" style:parent-style-name="Standard"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de" fo:country="CH" style:language-asian="de" style:country-asian="CH"/>
    </style:style>
    <style:style style:name="TableRow30" style:family="table-row">
      <style:table-row-properties style:min-row-height="0.3069in"/>
    </style:style>
    <style:style style:name="TableCell31" style:family="table-cell">
      <style:table-cell-properties fo:border="0.0034in outset #000000" style:writing-mode="lr-tb" style:vertical-align="middle" fo:padding-top="0.0104in" fo:padding-left="0.0104in" fo:padding-bottom="0.0104in" fo:padding-right="0.0104in"/>
    </style:style>
    <style:style style:name="P32" style:parent-style-name="Standard" style:family="paragraph">
      <style:paragraph-properties fo:margin-bottom="0in" fo:line-height="100%"/>
    </style:style>
    <style:style style:name="T33" style:parent-style-name="Absatz-Standardschriftar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text-underline-type="single" style:text-underline-style="solid" style:text-underline-width="auto" style:text-underline-mode="continuous" fo:language="de" fo:country="CH" style:language-asian="de" style:country-asian="CH"/>
    </style:style>
    <style:style style:name="TableCell34" style:family="table-cell">
      <style:table-cell-properties fo:border="0.0034in outset #000000" style:writing-mode="lr-tb" style:vertical-align="middle" fo:padding-top="0.0104in" fo:padding-left="0.0104in" fo:padding-bottom="0.0104in" fo:padding-right="0.0104in"/>
    </style:style>
    <style:style style:name="P35" style:parent-style-name="Standard" style:family="paragraph">
      <style:paragraph-properties fo:margin-bottom="0in" fo:line-height="100%"/>
    </style:style>
    <style:style style:name="T36" style:parent-style-name="Absatz-Standardschriftar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text-underline-type="single" style:text-underline-style="solid" style:text-underline-width="auto" style:text-underline-mode="continuous" fo:language="de" fo:country="CH" style:language-asian="de" style:country-asian="CH"/>
    </style:style>
    <style:style style:name="TableRow37" style:family="table-row">
      <style:table-row-properties style:min-row-height="0.4819in"/>
    </style:style>
    <style:style style:name="TableCell38" style:family="table-cell">
      <style:table-cell-properties fo:border="0.0034in outset #000000" style:writing-mode="lr-tb" style:vertical-align="middle" fo:padding-top="0.0104in" fo:padding-left="0.0104in" fo:padding-bottom="0.0104in" fo:padding-right="0.0104in"/>
    </style:style>
    <style:style style:name="P39" style:parent-style-name="Standard"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de" fo:country="CH" style:language-asian="de" style:country-asian="CH"/>
    </style:style>
    <style:style style:name="TableCell40" style:family="table-cell">
      <style:table-cell-properties fo:border="0.0034in outset #000000" style:writing-mode="lr-tb" style:vertical-align="middle" fo:padding-top="0.0104in" fo:padding-left="0.0104in" fo:padding-bottom="0.0104in" fo:padding-right="0.0104in"/>
    </style:style>
    <style:style style:name="P41" style:parent-style-name="Standard"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de" fo:country="CH" style:language-asian="de" style:country-asian="CH"/>
    </style:style>
    <style:style style:name="TableRow42" style:family="table-row">
      <style:table-row-properties style:min-row-height="0.3069in"/>
    </style:style>
    <style:style style:name="TableCell43" style:family="table-cell">
      <style:table-cell-properties fo:border="0.0034in outset #000000" style:writing-mode="lr-tb" style:vertical-align="middle" fo:padding-top="0.0104in" fo:padding-left="0.0104in" fo:padding-bottom="0.0104in" fo:padding-right="0.0104in"/>
    </style:style>
    <style:style style:name="P44" style:parent-style-name="Standard" style:family="paragraph">
      <style:paragraph-properties fo:margin-bottom="0in" fo:line-height="100%"/>
    </style:style>
    <style:style style:name="T45" style:parent-style-name="Absatz-Standardschriftart" style:family="text">
      <style:text-properties style:font-name="Times New Roman" style:font-name-asian="Times New Roman" style:font-name-complex="Times New Roman" fo:font-weight="bold" style:font-weight-asian="bold" style:font-weight-complex="bold" fo:color="#000000" style:letter-kerning="false" fo:font-size="12pt" style:font-size-asian="12pt" style:font-size-complex="12pt" style:text-underline-type="single" style:text-underline-style="solid" style:text-underline-width="auto" style:text-underline-mode="continuous" fo:language="de" fo:country="CH" style:language-asian="de" style:country-asian="CH"/>
    </style:style>
    <style:style style:name="TableCell46" style:family="table-cell">
      <style:table-cell-properties fo:border="0.0034in outset #000000" style:writing-mode="lr-tb" style:vertical-align="middle" fo:padding-top="0.0104in" fo:padding-left="0.0104in" fo:padding-bottom="0.0104in" fo:padding-right="0.0104in"/>
    </style:style>
    <style:style style:name="P47" style:parent-style-name="Standard" style:family="paragraph">
      <style:paragraph-properties fo:margin-bottom="0in" fo:line-height="100%"/>
    </style:style>
    <style:style style:name="T48" style:parent-style-name="Absatz-Standardschriftart" style:family="text">
      <style:text-properties style:font-name="Times New Roman" style:font-name-asian="Times New Roman" style:font-name-complex="Times New Roman" fo:font-weight="bold" style:font-weight-asian="bold" style:font-weight-complex="bold" fo:color="#000000" style:letter-kerning="false" fo:font-size="12pt" style:font-size-asian="12pt" style:font-size-complex="12pt" style:text-underline-type="single" style:text-underline-style="solid" style:text-underline-width="auto" style:text-underline-mode="continuous" fo:language="de" fo:country="CH" style:language-asian="de" style:country-asian="CH"/>
    </style:style>
    <style:style style:name="TableRow49" style:family="table-row">
      <style:table-row-properties style:min-row-height="0.8319in"/>
    </style:style>
    <style:style style:name="TableCell50" style:family="table-cell">
      <style:table-cell-properties fo:border="0.0034in outset #000000" style:writing-mode="lr-tb" style:vertical-align="middle" fo:padding-top="0.0104in" fo:padding-left="0.0104in" fo:padding-bottom="0.0104in" fo:padding-right="0.0104in"/>
    </style:style>
    <style:style style:name="P51" style:parent-style-name="Standard"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de" fo:country="CH" style:language-asian="de" style:country-asian="CH"/>
    </style:style>
    <style:style style:name="TableCell52" style:family="table-cell">
      <style:table-cell-properties fo:border="0.0034in outset #000000" style:writing-mode="lr-tb" style:vertical-align="middle" fo:padding-top="0.0104in" fo:padding-left="0.0104in" fo:padding-bottom="0.0104in" fo:padding-right="0.0104in"/>
    </style:style>
    <style:style style:name="P53" style:parent-style-name="Standard"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de" fo:country="CH" style:language-asian="de" style:country-asian="CH"/>
    </style:style>
    <style:style style:name="TableRow54" style:family="table-row">
      <style:table-row-properties style:min-row-height="0.3069in"/>
    </style:style>
    <style:style style:name="TableCell55" style:family="table-cell">
      <style:table-cell-properties fo:border="0.0034in outset #000000" style:writing-mode="lr-tb" style:vertical-align="middle" fo:padding-top="0.0104in" fo:padding-left="0.0104in" fo:padding-bottom="0.0104in" fo:padding-right="0.0104in"/>
    </style:style>
    <style:style style:name="P56" style:parent-style-name="Standard"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de" fo:country="CH" style:language-asian="de" style:country-asian="CH"/>
    </style:style>
    <style:style style:name="TableCell57" style:family="table-cell">
      <style:table-cell-properties fo:border="0.0034in outset #000000" style:writing-mode="lr-tb" style:vertical-align="middle" fo:padding-top="0.0104in" fo:padding-left="0.0104in" fo:padding-bottom="0.0104in" fo:padding-right="0.0104in"/>
    </style:style>
    <style:style style:name="P58" style:parent-style-name="Standard"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de" fo:country="CH" style:language-asian="de" style:country-asian="CH"/>
    </style:style>
    <style:style style:name="TableRow59" style:family="table-row">
      <style:table-row-properties style:min-row-height="0.4236in"/>
    </style:style>
    <style:style style:name="TableCell60" style:family="table-cell">
      <style:table-cell-properties fo:border="0.0034in outset #000000" style:writing-mode="lr-tb" style:vertical-align="middle" fo:padding-top="0.0104in" fo:padding-left="0.0104in" fo:padding-bottom="0.0104in" fo:padding-right="0.0104in"/>
    </style:style>
    <style:style style:name="P61" style:parent-style-name="Standard" style:family="paragraph">
      <style:paragraph-properties fo:margin-top="0.0694in" fo:margin-bottom="0.0694in" fo:line-height="100%"/>
    </style:style>
    <style:style style:name="T62" style:parent-style-name="Absatz-Standardschriftar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fo:language="de" fo:country="CH" style:language-asian="de" style:country-asian="CH"/>
    </style:style>
    <style:style style:name="TableCell63" style:family="table-cell">
      <style:table-cell-properties fo:border="0.0034in outset #000000" style:writing-mode="lr-tb" style:vertical-align="middle" fo:padding-top="0.0104in" fo:padding-left="0.0104in" fo:padding-bottom="0.0104in" fo:padding-right="0.0104in"/>
    </style:style>
    <style:style style:name="P64" style:parent-style-name="Standard" style:family="paragraph">
      <style:paragraph-properties fo:margin-top="0.0694in" fo:margin-bottom="0.0694in" fo:line-height="100%"/>
    </style:style>
    <style:style style:name="T65" style:parent-style-name="Absatz-Standardschriftar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fo:language="de" fo:country="CH" style:language-asian="de" style:country-asian="CH"/>
    </style:style>
    <style:style style:name="TableRow66" style:family="table-row">
      <style:table-row-properties style:min-row-height="0.3173in"/>
    </style:style>
    <style:style style:name="TableCell67" style:family="table-cell">
      <style:table-cell-properties fo:border="0.0034in outset #000000" style:writing-mode="lr-tb" style:vertical-align="middle" fo:padding-top="0.0104in" fo:padding-left="0.0104in" fo:padding-bottom="0.0104in" fo:padding-right="0.0104in"/>
    </style:style>
    <style:style style:name="P68" style:parent-style-name="Standard" style:family="paragraph">
      <style:paragraph-properties fo:margin-bottom="0in" fo:line-height="100%"/>
    </style:style>
    <style:style style:name="T69" style:parent-style-name="Absatz-Standardschriftart" style:family="text">
      <style:text-properties style:font-name="Times New Roman" style:font-name-asian="Times New Roman" style:font-name-complex="Times New Roman" fo:font-weight="bold" style:font-weight-asian="bold" style:font-weight-complex="bold" fo:color="#000000" style:letter-kerning="false" fo:font-size="12pt" style:font-size-asian="12pt" style:font-size-complex="12pt" style:text-underline-type="single" style:text-underline-style="solid" style:text-underline-width="auto" style:text-underline-mode="continuous" fo:language="de" fo:country="CH" style:language-asian="de" style:country-asian="CH"/>
    </style:style>
    <style:style style:name="TableCell70" style:family="table-cell">
      <style:table-cell-properties fo:border="0.0034in outset #000000" style:writing-mode="lr-tb" style:vertical-align="middle" fo:padding-top="0.0104in" fo:padding-left="0.0104in" fo:padding-bottom="0.0104in" fo:padding-right="0.0104in"/>
    </style:style>
    <style:style style:name="P71" style:parent-style-name="Standard" style:family="paragraph">
      <style:paragraph-properties fo:margin-bottom="0in" fo:line-height="100%"/>
    </style:style>
    <style:style style:name="T72" style:parent-style-name="Absatz-Standardschriftart" style:family="text">
      <style:text-properties style:font-name="Times New Roman" style:font-name-asian="Times New Roman" style:font-name-complex="Times New Roman" fo:font-weight="bold" style:font-weight-asian="bold" style:font-weight-complex="bold" fo:color="#000000" style:letter-kerning="false" fo:font-size="12pt" style:font-size-asian="12pt" style:font-size-complex="12pt" style:text-underline-type="single" style:text-underline-style="solid" style:text-underline-width="auto" style:text-underline-mode="continuous" fo:language="de" fo:country="CH" style:language-asian="de" style:country-asian="CH"/>
    </style:style>
    <style:style style:name="TableRow73" style:family="table-row">
      <style:table-row-properties style:min-row-height="2.2319in"/>
    </style:style>
    <style:style style:name="TableCell74" style:family="table-cell">
      <style:table-cell-properties fo:border="0.0034in outset #000000" style:writing-mode="lr-tb" style:vertical-align="middle" fo:padding-top="0.0104in" fo:padding-left="0.0104in" fo:padding-bottom="0.0104in" fo:padding-right="0.0104in"/>
    </style:style>
    <style:style style:name="P75" style:parent-style-name="Standard"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de" fo:country="CH" style:language-asian="de" style:country-asian="CH"/>
    </style:style>
    <style:style style:name="TableCell76" style:family="table-cell">
      <style:table-cell-properties fo:border="0.0034in outset #000000" style:writing-mode="lr-tb" style:vertical-align="middle" fo:padding-top="0.0104in" fo:padding-left="0.0104in" fo:padding-bottom="0.0104in" fo:padding-right="0.0104in"/>
    </style:style>
    <style:style style:name="P77" style:parent-style-name="Standard"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de" fo:country="CH" style:language-asian="de" style:country-asian="CH"/>
    </style:style>
    <style:style style:name="TableRow78" style:family="table-row">
      <style:table-row-properties style:min-row-height="0.3069in"/>
    </style:style>
    <style:style style:name="TableCell79" style:family="table-cell">
      <style:table-cell-properties fo:border="0.0034in outset #000000" style:writing-mode="lr-tb" style:vertical-align="middle" fo:padding-top="0.0104in" fo:padding-left="0.0104in" fo:padding-bottom="0.0104in" fo:padding-right="0.0104in"/>
    </style:style>
    <style:style style:name="P80" style:parent-style-name="Standard" style:family="paragraph">
      <style:paragraph-properties fo:margin-bottom="0in" fo:line-height="100%"/>
    </style:style>
    <style:style style:name="T81" style:parent-style-name="Absatz-Standardschriftar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text-underline-type="single" style:text-underline-style="solid" style:text-underline-width="auto" style:text-underline-mode="continuous" fo:language="de" fo:country="CH" style:language-asian="de" style:country-asian="CH"/>
    </style:style>
    <style:style style:name="TableCell82" style:family="table-cell">
      <style:table-cell-properties fo:border="0.0034in outset #000000" style:writing-mode="lr-tb" style:vertical-align="middle" fo:padding-top="0.0104in" fo:padding-left="0.0104in" fo:padding-bottom="0.0104in" fo:padding-right="0.0104in"/>
    </style:style>
    <style:style style:name="P83" style:parent-style-name="Standard" style:family="paragraph">
      <style:paragraph-properties fo:margin-bottom="0in" fo:line-height="100%"/>
    </style:style>
    <style:style style:name="T84" style:parent-style-name="Absatz-Standardschriftar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text-underline-type="single" style:text-underline-style="solid" style:text-underline-width="auto" style:text-underline-mode="continuous" fo:language="de" fo:country="CH" style:language-asian="de" style:country-asian="CH"/>
    </style:style>
    <style:style style:name="TableRow85" style:family="table-row">
      <style:table-row-properties style:min-row-height="0.8319in"/>
    </style:style>
    <style:style style:name="TableCell86" style:family="table-cell">
      <style:table-cell-properties fo:border="0.0034in outset #000000" style:writing-mode="lr-tb" style:vertical-align="middle" fo:padding-top="0.0104in" fo:padding-left="0.0104in" fo:padding-bottom="0.0104in" fo:padding-right="0.0104in"/>
    </style:style>
    <style:style style:name="P87" style:parent-style-name="Standard"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de" fo:country="CH" style:language-asian="de" style:country-asian="CH"/>
    </style:style>
    <style:style style:name="TableCell88" style:family="table-cell">
      <style:table-cell-properties fo:border="0.0034in outset #000000" style:writing-mode="lr-tb" style:vertical-align="middle" fo:padding-top="0.0104in" fo:padding-left="0.0104in" fo:padding-bottom="0.0104in" fo:padding-right="0.0104in"/>
    </style:style>
    <style:style style:name="P89" style:parent-style-name="Standard"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de" fo:country="CH" style:language-asian="de" style:country-asian="CH"/>
    </style:style>
    <style:style style:name="TableRow90" style:family="table-row">
      <style:table-row-properties style:min-row-height="0.3069in"/>
    </style:style>
    <style:style style:name="TableCell91" style:family="table-cell">
      <style:table-cell-properties fo:border="0.0034in outset #000000" style:writing-mode="lr-tb" style:vertical-align="middle" fo:padding-top="0.0104in" fo:padding-left="0.0104in" fo:padding-bottom="0.0104in" fo:padding-right="0.0104in"/>
    </style:style>
    <style:style style:name="P92" style:parent-style-name="Standard" style:family="paragraph">
      <style:paragraph-properties fo:margin-bottom="0in" fo:line-height="100%"/>
    </style:style>
    <style:style style:name="T93" style:parent-style-name="Absatz-Standardschriftart" style:family="text">
      <style:text-properties style:font-name="Times New Roman" style:font-name-asian="Times New Roman" style:font-name-complex="Times New Roman" fo:font-weight="bold" style:font-weight-asian="bold" style:font-weight-complex="bold" fo:color="#000000" style:letter-kerning="false" fo:font-size="12pt" style:font-size-asian="12pt" style:font-size-complex="12pt" fo:language="de" fo:country="CH" style:language-asian="de" style:country-asian="CH"/>
    </style:style>
    <style:style style:name="TableCell94" style:family="table-cell">
      <style:table-cell-properties fo:border="0.0034in outset #000000" style:writing-mode="lr-tb" style:vertical-align="middle" fo:padding-top="0.0104in" fo:padding-left="0.0104in" fo:padding-bottom="0.0104in" fo:padding-right="0.0104in"/>
    </style:style>
    <style:style style:name="P95" style:parent-style-name="Standard" style:family="paragraph">
      <style:paragraph-properties fo:margin-bottom="0in" fo:line-height="100%"/>
    </style:style>
    <style:style style:name="T96" style:parent-style-name="Absatz-Standardschriftart" style:family="text">
      <style:text-properties style:font-name="Times New Roman" style:font-name-asian="Times New Roman" style:font-name-complex="Times New Roman" fo:font-weight="bold" style:font-weight-asian="bold" style:font-weight-complex="bold" fo:color="#000000" style:letter-kerning="false" fo:font-size="12pt" style:font-size-asian="12pt" style:font-size-complex="12pt" fo:language="de" fo:country="CH" style:language-asian="de" style:country-asian="CH"/>
    </style:style>
    <style:style style:name="TableRow97" style:family="table-row">
      <style:table-row-properties style:min-row-height="0.6569in"/>
    </style:style>
    <style:style style:name="TableCell98" style:family="table-cell">
      <style:table-cell-properties fo:border="0.0034in outset #000000" style:writing-mode="lr-tb" style:vertical-align="middle" fo:padding-top="0.0104in" fo:padding-left="0.0104in" fo:padding-bottom="0.0104in" fo:padding-right="0.0104in"/>
    </style:style>
    <style:style style:name="P99" style:parent-style-name="Standard"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de" fo:country="CH" style:language-asian="de" style:country-asian="CH"/>
    </style:style>
    <style:style style:name="TableCell100" style:family="table-cell">
      <style:table-cell-properties fo:border="0.0034in outset #000000" style:writing-mode="lr-tb" style:vertical-align="middle" fo:padding-top="0.0104in" fo:padding-left="0.0104in" fo:padding-bottom="0.0104in" fo:padding-right="0.0104in"/>
    </style:style>
    <style:style style:name="P101" style:parent-style-name="Standard"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de" fo:country="CH" style:language-asian="de" style:country-asian="CH"/>
    </style:style>
    <style:style style:name="P102" style:parent-style-name="Standard" style:family="paragraph">
      <style:paragraph-properties fo:margin-bottom="0in" fo:line-height="100%"/>
      <style:text-properties style:font-name="Times New Roman" style:font-name-asian="Times New Roman" style:font-name-complex="Times New Roman" text:display="none" style:letter-kerning="false" fo:font-size="12pt" style:font-size-asian="12pt" style:font-size-complex="12pt" fo:language="de" fo:country="CH" style:language-asian="de" style:country-asian="CH"/>
    </style:style>
    <style:style style:name="TableColumn104" style:family="table-column">
      <style:table-column-properties style:column-width="3.4277in"/>
    </style:style>
    <style:style style:name="TableColumn105" style:family="table-column">
      <style:table-column-properties style:column-width="3.427in"/>
    </style:style>
    <style:style style:name="Table103" style:family="table">
      <style:table-properties style:width="6.8548in" style:rel-width="108.88%" fo:margin-left="0in" table:align="left"/>
    </style:style>
    <style:style style:name="TableRow106" style:family="table-row">
      <style:table-row-properties style:min-row-height="0.3069in"/>
    </style:style>
    <style:style style:name="TableCell107" style:family="table-cell">
      <style:table-cell-properties fo:border="0.0034in outset #000000" style:writing-mode="lr-tb" style:vertical-align="middle" fo:padding-top="0.0104in" fo:padding-left="0.0104in" fo:padding-bottom="0.0104in" fo:padding-right="0.0104in"/>
    </style:style>
    <style:style style:name="P108" style:parent-style-name="Standard"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de" fo:country="CH" style:language-asian="de" style:country-asian="CH"/>
    </style:style>
    <style:style style:name="TableCell109" style:family="table-cell">
      <style:table-cell-properties fo:border="0.0034in outset #000000" style:writing-mode="lr-tb" style:vertical-align="middle" fo:padding-top="0.0104in" fo:padding-left="0.0104in" fo:padding-bottom="0.0104in" fo:padding-right="0.0104in"/>
    </style:style>
    <style:style style:name="P110" style:parent-style-name="Standard"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de" fo:country="CH" style:language-asian="de" style:country-asian="CH"/>
    </style:style>
    <style:style style:name="TableRow111" style:family="table-row">
      <style:table-row-properties style:min-row-height="0.3006in"/>
    </style:style>
    <style:style style:name="TableCell112" style:family="table-cell">
      <style:table-cell-properties fo:border="0.0034in outset #000000" style:writing-mode="lr-tb" style:vertical-align="middle" fo:padding-top="0.0104in" fo:padding-left="0.0104in" fo:padding-bottom="0.0104in" fo:padding-right="0.0104in"/>
    </style:style>
    <style:style style:name="P113" style:parent-style-name="Standard" style:family="paragraph">
      <style:paragraph-properties fo:margin-bottom="0in" fo:line-height="100%"/>
    </style:style>
    <style:style style:name="T114" style:parent-style-name="Absatz-Standardschriftar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fo:language="de" fo:country="CH" style:language-asian="de" style:country-asian="CH"/>
    </style:style>
    <style:style style:name="TableCell115" style:family="table-cell">
      <style:table-cell-properties fo:border="0.0034in outset #000000" style:writing-mode="lr-tb" style:vertical-align="middle" fo:padding-top="0.0104in" fo:padding-left="0.0104in" fo:padding-bottom="0.0104in" fo:padding-right="0.0104in"/>
    </style:style>
    <style:style style:name="P116" style:parent-style-name="Standard" style:family="paragraph">
      <style:paragraph-properties fo:margin-bottom="0in" fo:line-height="100%"/>
    </style:style>
    <style:style style:name="T117" style:parent-style-name="Absatz-Standardschriftar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fo:language="de" fo:country="CH" style:language-asian="de" style:country-asian="CH"/>
    </style:style>
    <style:style style:name="TableRow118" style:family="table-row">
      <style:table-row-properties style:min-row-height="0.3173in"/>
    </style:style>
    <style:style style:name="TableCell119" style:family="table-cell">
      <style:table-cell-properties fo:border="0.0034in outset #000000" style:writing-mode="lr-tb" style:vertical-align="middle" fo:padding-top="0.0104in" fo:padding-left="0.0104in" fo:padding-bottom="0.0104in" fo:padding-right="0.0104in"/>
    </style:style>
    <style:style style:name="P120" style:parent-style-name="Standard" style:family="paragraph">
      <style:paragraph-properties fo:margin-bottom="0in" fo:line-height="100%"/>
    </style:style>
    <style:style style:name="T121" style:parent-style-name="Absatz-Standardschriftar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text-underline-type="single" style:text-underline-style="solid" style:text-underline-width="auto" style:text-underline-mode="continuous" fo:language="de" fo:country="CH" style:language-asian="de" style:country-asian="CH"/>
    </style:style>
    <style:style style:name="TableCell122" style:family="table-cell">
      <style:table-cell-properties fo:border="0.0034in outset #000000" style:writing-mode="lr-tb" style:vertical-align="middle" fo:padding-top="0.0104in" fo:padding-left="0.0104in" fo:padding-bottom="0.0104in" fo:padding-right="0.0104in"/>
    </style:style>
    <style:style style:name="P123" style:parent-style-name="Standard" style:family="paragraph">
      <style:paragraph-properties fo:margin-bottom="0in" fo:line-height="100%"/>
    </style:style>
    <style:style style:name="T124" style:parent-style-name="Absatz-Standardschriftar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text-underline-type="single" style:text-underline-style="solid" style:text-underline-width="auto" style:text-underline-mode="continuous" fo:language="de" fo:country="CH" style:language-asian="de" style:country-asian="CH"/>
    </style:style>
    <style:style style:name="TableRow125" style:family="table-row">
      <style:table-row-properties style:min-row-height="3.4569in"/>
    </style:style>
    <style:style style:name="TableCell126" style:family="table-cell">
      <style:table-cell-properties fo:border="0.0034in outset #000000" style:writing-mode="lr-tb" style:vertical-align="middle" fo:padding-top="0.0104in" fo:padding-left="0.0104in" fo:padding-bottom="0.0104in" fo:padding-right="0.0104in"/>
    </style:style>
    <style:style style:name="P127" style:parent-style-name="Standard"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de" fo:country="CH" style:language-asian="de" style:country-asian="CH"/>
    </style:style>
    <style:style style:name="TableCell128" style:family="table-cell">
      <style:table-cell-properties fo:border="0.0034in outset #000000" style:writing-mode="lr-tb" style:vertical-align="middle" fo:padding-top="0.0104in" fo:padding-left="0.0104in" fo:padding-bottom="0.0104in" fo:padding-right="0.0104in"/>
    </style:style>
    <style:style style:name="P129" style:parent-style-name="Standard"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de" fo:country="CH" style:language-asian="de" style:country-asian="CH"/>
    </style:style>
    <style:style style:name="TableRow130" style:family="table-row">
      <style:table-row-properties style:min-row-height="0.3069in"/>
    </style:style>
    <style:style style:name="TableCell131" style:family="table-cell">
      <style:table-cell-properties fo:border="0.0034in outset #000000" style:writing-mode="lr-tb" style:vertical-align="middle" fo:padding-top="0.0104in" fo:padding-left="0.0104in" fo:padding-bottom="0.0104in" fo:padding-right="0.0104in"/>
    </style:style>
    <style:style style:name="P132" style:parent-style-name="Standard" style:family="paragraph">
      <style:paragraph-properties fo:margin-bottom="0in" fo:line-height="100%"/>
    </style:style>
    <style:style style:name="T133" style:parent-style-name="Absatz-Standardschriftar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text-underline-type="single" style:text-underline-style="solid" style:text-underline-width="auto" style:text-underline-mode="continuous" fo:language="de" fo:country="CH" style:language-asian="de" style:country-asian="CH"/>
    </style:style>
    <style:style style:name="TableCell134" style:family="table-cell">
      <style:table-cell-properties fo:border="0.0034in outset #000000" style:writing-mode="lr-tb" style:vertical-align="middle" fo:padding-top="0.0104in" fo:padding-left="0.0104in" fo:padding-bottom="0.0104in" fo:padding-right="0.0104in"/>
    </style:style>
    <style:style style:name="P135" style:parent-style-name="Standard" style:family="paragraph">
      <style:paragraph-properties fo:margin-bottom="0in" fo:line-height="100%"/>
    </style:style>
    <style:style style:name="T136" style:parent-style-name="Absatz-Standardschriftar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text-underline-type="single" style:text-underline-style="solid" style:text-underline-width="auto" style:text-underline-mode="continuous" fo:language="de" fo:country="CH" style:language-asian="de" style:country-asian="CH"/>
    </style:style>
    <style:style style:name="TableRow137" style:family="table-row">
      <style:table-row-properties style:min-row-height="1.0069in"/>
    </style:style>
    <style:style style:name="TableCell138" style:family="table-cell">
      <style:table-cell-properties fo:border="0.0034in outset #000000" style:writing-mode="lr-tb" style:vertical-align="middle" fo:padding-top="0.0104in" fo:padding-left="0.0104in" fo:padding-bottom="0.0104in" fo:padding-right="0.0104in"/>
    </style:style>
    <style:style style:name="P139" style:parent-style-name="Standard"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de" fo:country="CH" style:language-asian="de" style:country-asian="CH"/>
    </style:style>
    <style:style style:name="TableCell140" style:family="table-cell">
      <style:table-cell-properties fo:border="0.0034in outset #000000" style:writing-mode="lr-tb" style:vertical-align="middle" fo:padding-top="0.0104in" fo:padding-left="0.0104in" fo:padding-bottom="0.0104in" fo:padding-right="0.0104in"/>
    </style:style>
    <style:style style:name="P141" style:parent-style-name="Standard"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de" fo:country="CH" style:language-asian="de" style:country-asian="CH"/>
    </style:style>
    <style:style style:name="TableRow142" style:family="table-row">
      <style:table-row-properties style:min-row-height="0.3069in"/>
    </style:style>
    <style:style style:name="TableCell143" style:family="table-cell">
      <style:table-cell-properties fo:border="0.0034in outset #000000" style:writing-mode="lr-tb" style:vertical-align="middle" fo:padding-top="0.0104in" fo:padding-left="0.0104in" fo:padding-bottom="0.0104in" fo:padding-right="0.0104in"/>
    </style:style>
    <style:style style:name="P144" style:parent-style-name="Standard" style:family="paragraph">
      <style:paragraph-properties fo:margin-bottom="0in" fo:line-height="100%"/>
    </style:style>
    <style:style style:name="T145" style:parent-style-name="Absatz-Standardschriftart" style:family="text">
      <style:text-properties style:font-name="Times New Roman" style:font-name-asian="Times New Roman" style:font-name-complex="Times New Roman" fo:font-weight="bold" style:font-weight-asian="bold" style:font-weight-complex="bold" fo:color="#000000" style:letter-kerning="false" fo:font-size="12pt" style:font-size-asian="12pt" style:font-size-complex="12pt" style:text-underline-type="single" style:text-underline-style="solid" style:text-underline-width="auto" style:text-underline-mode="continuous" fo:language="de" fo:country="CH" style:language-asian="de" style:country-asian="CH"/>
    </style:style>
    <style:style style:name="TableCell146" style:family="table-cell">
      <style:table-cell-properties fo:border="0.0034in outset #000000" style:writing-mode="lr-tb" style:vertical-align="middle" fo:padding-top="0.0104in" fo:padding-left="0.0104in" fo:padding-bottom="0.0104in" fo:padding-right="0.0104in"/>
    </style:style>
    <style:style style:name="P147" style:parent-style-name="Standard" style:family="paragraph">
      <style:paragraph-properties fo:margin-bottom="0in" fo:line-height="100%"/>
    </style:style>
    <style:style style:name="T148" style:parent-style-name="Absatz-Standardschriftart" style:family="text">
      <style:text-properties style:font-name="Times New Roman" style:font-name-asian="Times New Roman" style:font-name-complex="Times New Roman" fo:font-weight="bold" style:font-weight-asian="bold" style:font-weight-complex="bold" fo:color="#000000" style:letter-kerning="false" fo:font-size="12pt" style:font-size-asian="12pt" style:font-size-complex="12pt" style:text-underline-type="single" style:text-underline-style="solid" style:text-underline-width="auto" style:text-underline-mode="continuous" fo:language="de" fo:country="CH" style:language-asian="de" style:country-asian="CH"/>
    </style:style>
    <style:style style:name="TableRow149" style:family="table-row">
      <style:table-row-properties style:min-row-height="1.1923in"/>
    </style:style>
    <style:style style:name="TableCell150" style:family="table-cell">
      <style:table-cell-properties fo:border="0.0034in outset #000000" style:writing-mode="lr-tb" style:vertical-align="middle" fo:padding-top="0.0104in" fo:padding-left="0.0104in" fo:padding-bottom="0.0104in" fo:padding-right="0.0104in"/>
    </style:style>
    <style:style style:name="P151" style:parent-style-name="Standard"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de" fo:country="CH" style:language-asian="de" style:country-asian="CH"/>
    </style:style>
    <style:style style:name="TableCell152" style:family="table-cell">
      <style:table-cell-properties fo:border="0.0034in outset #000000" style:writing-mode="lr-tb" style:vertical-align="middle" fo:padding-top="0.0104in" fo:padding-left="0.0104in" fo:padding-bottom="0.0104in" fo:padding-right="0.0104in"/>
    </style:style>
    <style:style style:name="P153" style:parent-style-name="Standard"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de" fo:country="CH" style:language-asian="de" style:country-asian="CH"/>
    </style:style>
    <style:style style:name="TableRow154" style:family="table-row">
      <style:table-row-properties style:min-row-height="0.3069in"/>
    </style:style>
    <style:style style:name="TableCell155" style:family="table-cell">
      <style:table-cell-properties fo:border="0.0034in outset #000000" style:writing-mode="lr-tb" style:vertical-align="middle" fo:padding-top="0.0104in" fo:padding-left="0.0104in" fo:padding-bottom="0.0104in" fo:padding-right="0.0104in"/>
    </style:style>
    <style:style style:name="P156" style:parent-style-name="Standard"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de" fo:country="CH" style:language-asian="de" style:country-asian="CH"/>
    </style:style>
    <style:style style:name="TableCell157" style:family="table-cell">
      <style:table-cell-properties fo:border="0.0034in outset #000000" style:writing-mode="lr-tb" style:vertical-align="middle" fo:padding-top="0.0104in" fo:padding-left="0.0104in" fo:padding-bottom="0.0104in" fo:padding-right="0.0104in"/>
    </style:style>
    <style:style style:name="P158" style:parent-style-name="Standard"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de" fo:country="CH" style:language-asian="de" style:country-asian="CH"/>
    </style:style>
    <style:style style:name="TableRow159" style:family="table-row">
      <style:table-row-properties style:min-row-height="0.3069in"/>
    </style:style>
    <style:style style:name="TableCell160" style:family="table-cell">
      <style:table-cell-properties fo:border="0.0034in outset #000000" style:writing-mode="lr-tb" style:vertical-align="middle" fo:padding-top="0.0104in" fo:padding-left="0.0104in" fo:padding-bottom="0.0104in" fo:padding-right="0.0104in"/>
    </style:style>
    <style:style style:name="P161" style:parent-style-name="Standard" style:family="paragraph">
      <style:paragraph-properties fo:margin-bottom="0in" fo:line-height="100%"/>
    </style:style>
    <style:style style:name="T162" style:parent-style-name="Absatz-Standardschriftar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fo:language="de" fo:country="CH" style:language-asian="de" style:country-asian="CH"/>
    </style:style>
    <style:style style:name="TableCell163" style:family="table-cell">
      <style:table-cell-properties fo:border="0.0034in outset #000000" style:writing-mode="lr-tb" style:vertical-align="middle" fo:padding-top="0.0104in" fo:padding-left="0.0104in" fo:padding-bottom="0.0104in" fo:padding-right="0.0104in"/>
    </style:style>
    <style:style style:name="P164" style:parent-style-name="Standard" style:family="paragraph">
      <style:paragraph-properties fo:margin-bottom="0in" fo:line-height="100%"/>
    </style:style>
    <style:style style:name="T165" style:parent-style-name="Absatz-Standardschriftar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fo:language="de" fo:country="CH" style:language-asian="de" style:country-asian="CH"/>
    </style:style>
    <style:style style:name="TableRow166" style:family="table-row">
      <style:table-row-properties style:min-row-height="0.3173in"/>
    </style:style>
    <style:style style:name="TableCell167" style:family="table-cell">
      <style:table-cell-properties fo:border="0.0034in outset #000000" style:writing-mode="lr-tb" style:vertical-align="middle" fo:padding-top="0.0104in" fo:padding-left="0.0104in" fo:padding-bottom="0.0104in" fo:padding-right="0.0104in"/>
    </style:style>
    <style:style style:name="P168" style:parent-style-name="Standard" style:family="paragraph">
      <style:paragraph-properties fo:margin-bottom="0in" fo:line-height="100%"/>
    </style:style>
    <style:style style:name="T169" style:parent-style-name="Absatz-Standardschriftar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text-underline-type="single" style:text-underline-style="solid" style:text-underline-width="auto" style:text-underline-mode="continuous" fo:language="de" fo:country="CH" style:language-asian="de" style:country-asian="CH"/>
    </style:style>
    <style:style style:name="TableCell170" style:family="table-cell">
      <style:table-cell-properties fo:border="0.0034in outset #000000" style:writing-mode="lr-tb" style:vertical-align="middle" fo:padding-top="0.0104in" fo:padding-left="0.0104in" fo:padding-bottom="0.0104in" fo:padding-right="0.0104in"/>
    </style:style>
    <style:style style:name="P171" style:parent-style-name="Standard" style:family="paragraph">
      <style:paragraph-properties fo:margin-bottom="0in" fo:line-height="100%"/>
    </style:style>
    <style:style style:name="T172" style:parent-style-name="Absatz-Standardschriftar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text-underline-type="single" style:text-underline-style="solid" style:text-underline-width="auto" style:text-underline-mode="continuous" fo:language="de" fo:country="CH" style:language-asian="de" style:country-asian="CH"/>
    </style:style>
    <style:style style:name="TableRow173" style:family="table-row">
      <style:table-row-properties style:min-row-height="1.8819in"/>
    </style:style>
    <style:style style:name="TableCell174" style:family="table-cell">
      <style:table-cell-properties fo:border="0.0034in outset #000000" style:writing-mode="lr-tb" style:vertical-align="middle" fo:padding-top="0.0104in" fo:padding-left="0.0104in" fo:padding-bottom="0.0104in" fo:padding-right="0.0104in"/>
    </style:style>
    <style:style style:name="P175" style:parent-style-name="Standard"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de" fo:country="CH" style:language-asian="de" style:country-asian="CH"/>
    </style:style>
    <style:style style:name="TableCell176" style:family="table-cell">
      <style:table-cell-properties fo:border="0.0034in outset #000000" style:writing-mode="lr-tb" style:vertical-align="middle" fo:padding-top="0.0104in" fo:padding-left="0.0104in" fo:padding-bottom="0.0104in" fo:padding-right="0.0104in"/>
    </style:style>
    <style:style style:name="P177" style:parent-style-name="Standard"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de" fo:country="CH" style:language-asian="de" style:country-asian="CH"/>
    </style:style>
    <style:style style:name="TableRow178" style:family="table-row">
      <style:table-row-properties style:min-row-height="0.3069in"/>
    </style:style>
    <style:style style:name="TableCell179" style:family="table-cell">
      <style:table-cell-properties fo:border="0.0034in outset #000000" style:writing-mode="lr-tb" style:vertical-align="middle" fo:padding-top="0.0104in" fo:padding-left="0.0104in" fo:padding-bottom="0.0104in" fo:padding-right="0.0104in"/>
    </style:style>
    <style:style style:name="P180" style:parent-style-name="Standard" style:family="paragraph">
      <style:paragraph-properties fo:margin-bottom="0in" fo:line-height="100%"/>
    </style:style>
    <style:style style:name="T181" style:parent-style-name="Absatz-Standardschriftar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text-underline-type="single" style:text-underline-style="solid" style:text-underline-width="auto" style:text-underline-mode="continuous" fo:language="de" fo:country="CH" style:language-asian="de" style:country-asian="CH"/>
    </style:style>
    <style:style style:name="TableCell182" style:family="table-cell">
      <style:table-cell-properties fo:border="0.0034in outset #000000" style:writing-mode="lr-tb" style:vertical-align="middle" fo:padding-top="0.0104in" fo:padding-left="0.0104in" fo:padding-bottom="0.0104in" fo:padding-right="0.0104in"/>
    </style:style>
    <style:style style:name="P183" style:parent-style-name="Standard" style:family="paragraph">
      <style:paragraph-properties fo:margin-bottom="0in" fo:line-height="100%"/>
    </style:style>
    <style:style style:name="T184" style:parent-style-name="Absatz-Standardschriftar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text-underline-type="single" style:text-underline-style="solid" style:text-underline-width="auto" style:text-underline-mode="continuous" fo:language="de" fo:country="CH" style:language-asian="de" style:country-asian="CH"/>
    </style:style>
    <style:style style:name="TableRow185" style:family="table-row">
      <style:table-row-properties style:min-row-height="0.8319in"/>
    </style:style>
    <style:style style:name="TableCell186" style:family="table-cell">
      <style:table-cell-properties fo:border="0.0034in outset #000000" style:writing-mode="lr-tb" style:vertical-align="middle" fo:padding-top="0.0104in" fo:padding-left="0.0104in" fo:padding-bottom="0.0104in" fo:padding-right="0.0104in"/>
    </style:style>
    <style:style style:name="P187" style:parent-style-name="Standard"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de" fo:country="CH" style:language-asian="de" style:country-asian="CH"/>
    </style:style>
    <style:style style:name="TableCell188" style:family="table-cell">
      <style:table-cell-properties fo:border="0.0034in outset #000000" style:writing-mode="lr-tb" style:vertical-align="middle" fo:padding-top="0.0104in" fo:padding-left="0.0104in" fo:padding-bottom="0.0104in" fo:padding-right="0.0104in"/>
    </style:style>
    <style:style style:name="P189" style:parent-style-name="Standard"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de" fo:country="CH" style:language-asian="de" style:country-asian="CH"/>
    </style:style>
    <style:style style:name="TableRow190" style:family="table-row">
      <style:table-row-properties style:min-row-height="0.3069in"/>
    </style:style>
    <style:style style:name="TableCell191" style:family="table-cell">
      <style:table-cell-properties fo:border="0.0034in outset #000000" style:writing-mode="lr-tb" style:vertical-align="middle" fo:padding-top="0.0104in" fo:padding-left="0.0104in" fo:padding-bottom="0.0104in" fo:padding-right="0.0104in"/>
    </style:style>
    <style:style style:name="P192" style:parent-style-name="Standard" style:family="paragraph">
      <style:paragraph-properties fo:margin-bottom="0in" fo:line-height="100%"/>
    </style:style>
    <style:style style:name="T193" style:parent-style-name="Absatz-Standardschriftart" style:family="text">
      <style:text-properties style:font-name="Times New Roman" style:font-name-asian="Times New Roman" style:font-name-complex="Times New Roman" fo:font-weight="bold" style:font-weight-asian="bold" style:font-weight-complex="bold" fo:color="#000000" style:letter-kerning="false" fo:font-size="12pt" style:font-size-asian="12pt" style:font-size-complex="12pt" style:text-underline-type="single" style:text-underline-style="solid" style:text-underline-width="auto" style:text-underline-mode="continuous" fo:language="de" fo:country="CH" style:language-asian="de" style:country-asian="CH"/>
    </style:style>
    <style:style style:name="TableCell194" style:family="table-cell">
      <style:table-cell-properties fo:border="0.0034in outset #000000" style:writing-mode="lr-tb" style:vertical-align="middle" fo:padding-top="0.0104in" fo:padding-left="0.0104in" fo:padding-bottom="0.0104in" fo:padding-right="0.0104in"/>
    </style:style>
    <style:style style:name="P195" style:parent-style-name="Standard" style:family="paragraph">
      <style:paragraph-properties fo:margin-bottom="0in" fo:line-height="100%"/>
    </style:style>
    <style:style style:name="T196" style:parent-style-name="Absatz-Standardschriftart" style:family="text">
      <style:text-properties style:font-name="Times New Roman" style:font-name-asian="Times New Roman" style:font-name-complex="Times New Roman" fo:font-weight="bold" style:font-weight-asian="bold" style:font-weight-complex="bold" fo:color="#000000" style:letter-kerning="false" fo:font-size="12pt" style:font-size-asian="12pt" style:font-size-complex="12pt" style:text-underline-type="single" style:text-underline-style="solid" style:text-underline-width="auto" style:text-underline-mode="continuous" fo:language="de" fo:country="CH" style:language-asian="de" style:country-asian="CH"/>
    </style:style>
    <style:style style:name="TableRow197" style:family="table-row">
      <style:table-row-properties style:min-row-height="0.8319in"/>
    </style:style>
    <style:style style:name="TableCell198" style:family="table-cell">
      <style:table-cell-properties fo:border="0.0034in outset #000000" style:writing-mode="lr-tb" style:vertical-align="middle" fo:padding-top="0.0104in" fo:padding-left="0.0104in" fo:padding-bottom="0.0104in" fo:padding-right="0.0104in"/>
    </style:style>
    <style:style style:name="P199" style:parent-style-name="Standard"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de" fo:country="CH" style:language-asian="de" style:country-asian="CH"/>
    </style:style>
    <style:style style:name="TableCell200" style:family="table-cell">
      <style:table-cell-properties fo:border="0.0034in outset #000000" style:writing-mode="lr-tb" style:vertical-align="middle" fo:padding-top="0.0104in" fo:padding-left="0.0104in" fo:padding-bottom="0.0104in" fo:padding-right="0.0104in"/>
    </style:style>
    <style:style style:name="P201" style:parent-style-name="Standard"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de" fo:country="CH" style:language-asian="de" style:country-asian="CH"/>
    </style:style>
    <style:style style:name="TableRow202" style:family="table-row">
      <style:table-row-properties style:min-row-height="0.3069in"/>
    </style:style>
    <style:style style:name="TableCell203" style:family="table-cell">
      <style:table-cell-properties fo:border="0.0034in outset #000000" style:writing-mode="lr-tb" style:vertical-align="middle" fo:padding-top="0.0104in" fo:padding-left="0.0104in" fo:padding-bottom="0.0104in" fo:padding-right="0.0104in"/>
    </style:style>
    <style:style style:name="P204" style:parent-style-name="Standard"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de" fo:country="CH" style:language-asian="de" style:country-asian="CH"/>
    </style:style>
    <style:style style:name="TableCell205" style:family="table-cell">
      <style:table-cell-properties fo:border="0.0034in outset #000000" style:writing-mode="lr-tb" style:vertical-align="middle" fo:padding-top="0.0104in" fo:padding-left="0.0104in" fo:padding-bottom="0.0104in" fo:padding-right="0.0104in"/>
    </style:style>
    <style:style style:name="P206" style:parent-style-name="Standard"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de" fo:country="CH" style:language-asian="de" style:country-asian="CH"/>
    </style:style>
    <style:style style:name="TableRow207" style:family="table-row">
      <style:table-row-properties style:min-row-height="0.3069in"/>
    </style:style>
    <style:style style:name="TableCell208" style:family="table-cell">
      <style:table-cell-properties fo:border="0.0034in outset #000000" style:writing-mode="lr-tb" style:vertical-align="middle" fo:padding-top="0.0104in" fo:padding-left="0.0104in" fo:padding-bottom="0.0104in" fo:padding-right="0.0104in"/>
    </style:style>
    <style:style style:name="P209" style:parent-style-name="Standard" style:family="paragraph">
      <style:paragraph-properties fo:margin-bottom="0in" fo:line-height="100%"/>
    </style:style>
    <style:style style:name="T210" style:parent-style-name="Absatz-Standardschriftar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fo:language="de" fo:country="CH" style:language-asian="de" style:country-asian="CH"/>
    </style:style>
    <style:style style:name="TableCell211" style:family="table-cell">
      <style:table-cell-properties fo:border="0.0034in outset #000000" style:writing-mode="lr-tb" style:vertical-align="middle" fo:padding-top="0.0104in" fo:padding-left="0.0104in" fo:padding-bottom="0.0104in" fo:padding-right="0.0104in"/>
    </style:style>
    <style:style style:name="P212" style:parent-style-name="Standard"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de" fo:country="CH" style:language-asian="de" style:country-asian="CH"/>
    </style:style>
    <style:style style:name="TableRow213" style:family="table-row">
      <style:table-row-properties style:min-row-height="0.3173in"/>
    </style:style>
    <style:style style:name="TableCell214" style:family="table-cell">
      <style:table-cell-properties fo:border="0.0034in outset #000000" style:writing-mode="lr-tb" style:vertical-align="middle" fo:padding-top="0.0104in" fo:padding-left="0.0104in" fo:padding-bottom="0.0104in" fo:padding-right="0.0104in"/>
    </style:style>
    <style:style style:name="P215" style:parent-style-name="Standard" style:family="paragraph">
      <style:paragraph-properties fo:margin-bottom="0in" fo:line-height="100%"/>
    </style:style>
    <style:style style:name="T216" style:parent-style-name="Absatz-Standardschriftar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text-underline-type="single" style:text-underline-style="solid" style:text-underline-width="auto" style:text-underline-mode="continuous" fo:language="de" fo:country="CH" style:language-asian="de" style:country-asian="CH"/>
    </style:style>
    <style:style style:name="TableCell217" style:family="table-cell">
      <style:table-cell-properties fo:border="0.0034in outset #000000" style:writing-mode="lr-tb" style:vertical-align="middle" fo:padding-top="0.0104in" fo:padding-left="0.0104in" fo:padding-bottom="0.0104in" fo:padding-right="0.0104in"/>
    </style:style>
    <style:style style:name="P218" style:parent-style-name="Standard"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de" fo:country="CH" style:language-asian="de" style:country-asian="CH"/>
    </style:style>
    <style:style style:name="TableRow219" style:family="table-row">
      <style:table-row-properties style:min-row-height="1.2777in"/>
    </style:style>
    <style:style style:name="TableCell220" style:family="table-cell">
      <style:table-cell-properties fo:border="0.0034in outset #000000" style:writing-mode="lr-tb" style:vertical-align="middle" fo:padding-top="0.0104in" fo:padding-left="0.0104in" fo:padding-bottom="0.0104in" fo:padding-right="0.0104in"/>
    </style:style>
    <style:style style:name="P221" style:parent-style-name="Standard"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de" fo:country="CH" style:language-asian="de" style:country-asian="CH"/>
    </style:style>
    <style:style style:name="TableCell222" style:family="table-cell">
      <style:table-cell-properties fo:border="0.0034in outset #000000" style:writing-mode="lr-tb" style:vertical-align="middle" fo:padding-top="0.0104in" fo:padding-left="0.0104in" fo:padding-bottom="0.0104in" fo:padding-right="0.0104in"/>
    </style:style>
    <style:style style:name="P223" style:parent-style-name="Standard"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de" fo:country="CH" style:language-asian="de" style:country-asian="CH"/>
    </style:style>
    <style:style style:name="TableRow224" style:family="table-row">
      <style:table-row-properties style:min-row-height="0.3069in"/>
    </style:style>
    <style:style style:name="TableCell225" style:family="table-cell">
      <style:table-cell-properties fo:border="0.0034in outset #000000" style:writing-mode="lr-tb" style:vertical-align="middle" fo:padding-top="0.0104in" fo:padding-left="0.0104in" fo:padding-bottom="0.0104in" fo:padding-right="0.0104in"/>
    </style:style>
    <style:style style:name="P226" style:parent-style-name="Standard" style:family="paragraph">
      <style:paragraph-properties fo:margin-bottom="0in" fo:line-height="100%"/>
    </style:style>
    <style:style style:name="T227" style:parent-style-name="Absatz-Standardschriftar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text-underline-type="single" style:text-underline-style="solid" style:text-underline-width="auto" style:text-underline-mode="continuous" fo:language="de" fo:country="CH" style:language-asian="de" style:country-asian="CH"/>
    </style:style>
    <style:style style:name="TableCell228" style:family="table-cell">
      <style:table-cell-properties fo:border="0.0034in outset #000000" style:writing-mode="lr-tb" style:vertical-align="middle" fo:padding-top="0.0104in" fo:padding-left="0.0104in" fo:padding-bottom="0.0104in" fo:padding-right="0.0104in"/>
    </style:style>
    <style:style style:name="P229" style:parent-style-name="Standard"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de" fo:country="CH" style:language-asian="de" style:country-asian="CH"/>
    </style:style>
    <style:style style:name="TableRow230" style:family="table-row">
      <style:table-row-properties style:min-row-height="0.6569in"/>
    </style:style>
    <style:style style:name="TableCell231" style:family="table-cell">
      <style:table-cell-properties fo:border="0.0034in outset #000000" style:writing-mode="lr-tb" style:vertical-align="middle" fo:padding-top="0.0104in" fo:padding-left="0.0104in" fo:padding-bottom="0.0104in" fo:padding-right="0.0104in"/>
    </style:style>
    <style:style style:name="P232" style:parent-style-name="Standard"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de" fo:country="CH" style:language-asian="de" style:country-asian="CH"/>
    </style:style>
    <style:style style:name="TableCell233" style:family="table-cell">
      <style:table-cell-properties fo:border="0.0034in outset #000000" style:writing-mode="lr-tb" style:vertical-align="middle" fo:padding-top="0.0104in" fo:padding-left="0.0104in" fo:padding-bottom="0.0104in" fo:padding-right="0.0104in"/>
    </style:style>
    <style:style style:name="P234" style:parent-style-name="Standard"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de" fo:country="CH" style:language-asian="de" style:country-asian="CH"/>
    </style:style>
    <style:style style:name="TableRow235" style:family="table-row">
      <style:table-row-properties style:min-row-height="0.3069in"/>
    </style:style>
    <style:style style:name="TableCell236" style:family="table-cell">
      <style:table-cell-properties fo:border="0.0034in outset #000000" style:writing-mode="lr-tb" style:vertical-align="middle" fo:padding-top="0.0104in" fo:padding-left="0.0104in" fo:padding-bottom="0.0104in" fo:padding-right="0.0104in"/>
    </style:style>
    <style:style style:name="P237" style:parent-style-name="Standard" style:family="paragraph">
      <style:paragraph-properties fo:margin-bottom="0in" fo:line-height="100%"/>
    </style:style>
    <style:style style:name="T238" style:parent-style-name="Absatz-Standardschriftart" style:family="text">
      <style:text-properties style:font-name="Times New Roman" style:font-name-asian="Times New Roman" style:font-name-complex="Times New Roman" fo:font-weight="bold" style:font-weight-asian="bold" style:font-weight-complex="bold" fo:color="#000000" style:letter-kerning="false" fo:font-size="12pt" style:font-size-asian="12pt" style:font-size-complex="12pt" style:text-underline-type="single" style:text-underline-style="solid" style:text-underline-width="auto" style:text-underline-mode="continuous" fo:language="de" fo:country="CH" style:language-asian="de" style:country-asian="CH"/>
    </style:style>
    <style:style style:name="TableCell239" style:family="table-cell">
      <style:table-cell-properties fo:border="0.0034in outset #000000" style:writing-mode="lr-tb" style:vertical-align="middle" fo:padding-top="0.0104in" fo:padding-left="0.0104in" fo:padding-bottom="0.0104in" fo:padding-right="0.0104in"/>
    </style:style>
    <style:style style:name="P240" style:parent-style-name="Standard"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de" fo:country="CH" style:language-asian="de" style:country-asian="CH"/>
    </style:style>
    <style:style style:name="TableRow241" style:family="table-row">
      <style:table-row-properties style:min-row-height="1.0069in"/>
    </style:style>
    <style:style style:name="TableCell242" style:family="table-cell">
      <style:table-cell-properties fo:border="0.0034in outset #000000" style:writing-mode="lr-tb" style:vertical-align="middle" fo:padding-top="0.0104in" fo:padding-left="0.0104in" fo:padding-bottom="0.0104in" fo:padding-right="0.0104in"/>
    </style:style>
    <style:style style:name="P243" style:parent-style-name="Standard"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de" fo:country="CH" style:language-asian="de" style:country-asian="CH"/>
    </style:style>
    <style:style style:name="TableCell244" style:family="table-cell">
      <style:table-cell-properties fo:border-top="none" fo:border-left="none" fo:border-bottom="0.0034in outset #000000" fo:border-right="0.0034in outset #000000" style:writing-mode="lr-tb" style:vertical-align="middle" fo:padding-top="0.0104in" fo:padding-left="0.0104in" fo:padding-bottom="0.0104in" fo:padding-right="0.0104in"/>
    </style:style>
    <style:style style:name="P245" style:parent-style-name="Standard" style:family="paragraph">
      <style:paragraph-properties fo:margin-bottom="0in" fo:line-height="100%"/>
      <style:text-properties style:font-name="Times New Roman" style:font-name-asian="Times New Roman" style:font-name-complex="Times New Roman" style:letter-kerning="false" fo:font-size="10pt" style:font-size-asian="10pt" style:font-size-complex="10pt" fo:language="de" fo:country="CH" style:language-asian="de" style:country-asian="CH"/>
    </style:style>
  </office:automatic-styles>
  <office:body>
    <office:text text:use-soft-page-breaks="true">
      <text:h text:style-name="P1" text:outline-level="1">Monatsbericht Mai 2023</text:h>
      <table:table table:style-name="Table2">
        <table:table-columns>
          <table:table-column table:style-name="TableColumn3"/>
          <table:table-column table:style-name="TableColumn4"/>
        </table:table-columns>
        <table:table-row table:style-name="TableRow5">
          <table:table-cell table:style-name="TableCell6">
            <text:p text:style-name="P7"><text:span text:style-name="T8">Technische Berufschule Zürich</text:span></text:p>
          </table:table-cell>
          <table:table-cell table:style-name="TableCell9">
            <text:p text:style-name="P10"/>
          </table:table-cell>
        </table:table-row>
        <table:table-row table:style-name="TableRow11">
          <table:table-cell table:style-name="TableCell12">
            <text:p text:style-name="P13"><text:span text:style-name="T14">KW19:</text:span></text:p>
          </table:table-cell>
          <table:table-cell table:style-name="TableCell15">
            <text:p text:style-name="P16"><text:span text:style-name="T17">KW20:</text:span></text:p>
          </table:table-cell>
        </table:table-row>
        <table:table-row table:style-name="TableRow18">
          <table:table-cell table:style-name="TableCell19">
            <text:p text:style-name="P20"><text:span text:style-name="T21">Tätigkeiten:</text:span></text:p>
          </table:table-cell>
          <table:table-cell table:style-name="TableCell22">
            <text:p text:style-name="P23"><text:span text:style-name="T24">Tätigkeiten:</text:span></text:p>
          </table:table-cell>
        </table:table-row>
        <table:table-row table:style-name="TableRow25">
          <table:table-cell table:style-name="TableCell26">
            <text:p text:style-name="P27">Die Schule hat seit längerer Pausenzeit, durch Festtage, am Montag wieder angefangen. In ABU haben wir direkt mit dem Üben von Unit 3 &amp; 4 angefangen. In diesem Thema ging es um “The Swiss Confederation”. Danach ging es darüber, ob man politisch links oder rechts ist. Zudem haben wir ein Video angeschaut, wo die Begriffe richtig erklärt wurden. In Mathematik haben wir über die künstliche Intelligenz geredet. Im Sport haben wir in der ersten Lektion einen Limmatlauf gemacht. Später haben wir noch Fußball gespielt. In Englisch hätten wir eigentlich einen Prüfungstermin gehabt. Dieser wurde jedoch verschoben. Danach haben wir den Film nochmals von vorne geschaut. Am Dienstag waren die Projektabgaben.</text:p>
          </table:table-cell>
          <table:table-cell table:style-name="TableCell28">
            <text:p text:style-name="P29">Am Montag begann der Unterricht mit dem Test zum Thema 1 und 2 der “The Swiss Confederation”. Danach sind wir ins Museum für Gestaltung gegangen, wo wir verschiedene Aufgaben gemacht haben. Am Dienstag<text:line-break/>haben die neuen Module begonnen. Bei beiden haben wir eine Einleitung bekommen. Danach ging es auch direkt an neue Aufgaben.</text:p>
          </table:table-cell>
        </table:table-row>
        <table:table-row table:style-name="TableRow30">
          <table:table-cell table:style-name="TableCell31">
            <text:p text:style-name="P32"><text:span text:style-name="T33">Probleme &amp; Herausforderungen:</text:span></text:p>
          </table:table-cell>
          <table:table-cell table:style-name="TableCell34">
            <text:p text:style-name="P35"><text:span text:style-name="T36">Probleme &amp; Herausforderungen:</text:span></text:p>
          </table:table-cell>
        </table:table-row>
        <table:table-row table:style-name="TableRow37">
          <table:table-cell table:style-name="TableCell38">
            <text:p text:style-name="P39">Probleme hatte ich heute keine. Es war ein sehr verständlicher Schultag. Auch Dienstag gab es keine Probleme.</text:p>
          </table:table-cell>
          <table:table-cell table:style-name="TableCell40">
            <text:p text:style-name="P41">In dieser Schulwoche gab es keine Probleme. Alles lief gut.</text:p>
          </table:table-cell>
        </table:table-row>
        <table:table-row table:style-name="TableRow42">
          <table:table-cell table:style-name="TableCell43">
            <text:p text:style-name="P44"><text:span text:style-name="T45">Lösung &amp; Learnings:</text:span></text:p>
          </table:table-cell>
          <table:table-cell table:style-name="TableCell46">
            <text:p text:style-name="P47"><text:span text:style-name="T48">Lösung &amp; Learnings:</text:span></text:p>
          </table:table-cell>
        </table:table-row>
        <table:table-row table:style-name="TableRow49">
          <table:table-cell table:style-name="TableCell50">
            <text:p text:style-name="P51">Gelernt habe ich heute viel über das politisch links oder rechts sein. Vor allem war es auch spannend zu wissen, auf welcher Seite die Weltmächte (früher) waren.</text:p>
          </table:table-cell>
          <table:table-cell table:style-name="TableCell52">
            <text:p text:style-name="P53">Ich habe am Dienstagnachmittag vieles gelernt. Und zwar konnte ich mein Wissen zum Allgemeinwissen auffrischen. Dies ist durch ein längeres Kahoot geschehen.</text:p>
          </table:table-cell>
        </table:table-row>
        <table:table-row table:style-name="TableRow54">
          <table:table-cell table:style-name="TableCell55">
            <text:p text:style-name="P56"/>
          </table:table-cell>
          <table:table-cell table:style-name="TableCell57">
            <text:p text:style-name="P58"/>
          </table:table-cell>
        </table:table-row>
        <table:table-row table:style-name="TableRow59">
          <table:table-cell table:style-name="TableCell60">
            <text:p text:style-name="P61"><text:span text:style-name="T62">KW21:</text:span></text:p>
          </table:table-cell>
          <table:table-cell table:style-name="TableCell63">
            <text:p text:style-name="P64"><text:span text:style-name="T65">KW22:</text:span></text:p>
          </table:table-cell>
        </table:table-row>
        <table:table-row table:style-name="TableRow66">
          <table:table-cell table:style-name="TableCell67">
            <text:p text:style-name="P68"><text:span text:style-name="T69">Tätigkeiten:</text:span></text:p>
          </table:table-cell>
          <table:table-cell table:style-name="TableCell70">
            <text:p text:style-name="P71"><text:span text:style-name="T72">Tätigkeiten:</text:span></text:p>
          </table:table-cell>
        </table:table-row>
        <table:table-row table:style-name="TableRow73">
          <table:table-cell table:style-name="TableCell74">
            <text:p text:style-name="P75">Am Montag wurde uns bekannt gegeben, dass wir in 4 Wochen einen Test schreiben. Danach haben wir etwa 2 Lektionen lang an den Aufgaben, welche für den Test relevant sind, gearbeitet. Die letzten zwei Lektionen haben wir in der Ausstellung World Press Photo 2022, im Landesmuseum verbracht. Nachmittags hatten wir Sport, wo unsere Spielnote (Bei mir Basketball) benotet wurden. In Englisch haben wir verschiedene Sprechübungen gemacht.<text:line-break/><text:line-break/>Am Dienstag war der zweite Modultag. Morgens konnte ich die erste Lernkompetenz abgeben. Nachmittags<text:s/><text:soft-page-break/>bestand der Unterricht wieder größtenteils von Inputs. Aufgaben gab es diese Woche keine.</text:p>
          </table:table-cell>
          <table:table-cell table:style-name="TableCell76">
            <text:p text:style-name="P77">Am Montag war Schulfrei, wegen Pfingstmontag. Dienstags konnte ich dann die zweite Kompetenz abschließen, in welcher man mit aws Academy arbeiten musste. Nachmittags haben wir dann Pixel<text:line-break/>angeschaut und verschiedene Beispiele besprochen. Ebenfalls haben wir RGB Farben definiert.</text:p>
          </table:table-cell>
        </table:table-row>
        <table:table-row table:style-name="TableRow78">
          <table:table-cell table:style-name="TableCell79">
            <text:p text:style-name="P80"><text:span text:style-name="T81">Probleme &amp; Herausforderungen:</text:span></text:p>
          </table:table-cell>
          <table:table-cell table:style-name="TableCell82">
            <text:p text:style-name="P83"><text:span text:style-name="T84">Probleme &amp; Herausforderungen:</text:span></text:p>
          </table:table-cell>
        </table:table-row>
        <table:table-row table:style-name="TableRow85">
          <table:table-cell table:style-name="TableCell86">
            <text:p text:style-name="P87">Probleme hatte ich in dieser Schulwoche gab es keine. Auch<text:line-break/>Herausforderungen nicht.</text:p>
          </table:table-cell>
          <table:table-cell table:style-name="TableCell88">
            <text:p text:style-name="P89">Probleme hatte ich keine. Eine Herausforderung war, dass mit dem definieren der RGB Farben. Und zwar hatte man da nur den Hex-Farbcode und musste die Farben bestimmen.</text:p>
          </table:table-cell>
        </table:table-row>
        <table:table-row table:style-name="TableRow90">
          <table:table-cell table:style-name="TableCell91">
            <text:p text:style-name="P92"><text:span text:style-name="T93">Lösung &amp; Learnings:</text:span></text:p>
          </table:table-cell>
          <table:table-cell table:style-name="TableCell94">
            <text:p text:style-name="P95"><text:span text:style-name="T96">Lösung &amp; Learnings:</text:span></text:p>
          </table:table-cell>
        </table:table-row>
        <table:table-row table:style-name="TableRow97">
          <table:table-cell table:style-name="TableCell98">
            <text:p text:style-name="P99">Ich habe viel über den World Press Photo Wettbewerb gelernt. Auch einige verstörende Bilder waren dort ausgestellt.Ebenfalls konnte ich viel zu ASCII lernen.</text:p>
          </table:table-cell>
          <table:table-cell table:style-name="TableCell100">
            <text:p text:style-name="P101">Die Lösung zur Herausforderung war, dass ich bei denen, die ich nicht wusste, gründlich recherchiert habe.</text:p>
          </table:table-cell>
        </table:table-row>
      </table:table>
      <text:p text:style-name="P102"/>
      <table:table table:style-name="Table103">
        <table:table-columns>
          <table:table-column table:style-name="TableColumn104"/>
          <table:table-column table:style-name="TableColumn105"/>
        </table:table-columns>
        <table:table-row table:style-name="TableRow106">
          <table:table-cell table:style-name="TableCell107">
            <text:p text:style-name="P108">IBV</text:p>
          </table:table-cell>
          <table:table-cell table:style-name="TableCell109">
            <text:p text:style-name="P110"/>
          </table:table-cell>
        </table:table-row>
        <table:table-row table:style-name="TableRow111">
          <table:table-cell table:style-name="TableCell112">
            <text:p text:style-name="P113"><text:span text:style-name="T114">KW18:</text:span></text:p>
          </table:table-cell>
          <table:table-cell table:style-name="TableCell115">
            <text:p text:style-name="P116"><text:span text:style-name="T117">KW19:</text:span></text:p>
          </table:table-cell>
        </table:table-row>
        <table:table-row table:style-name="TableRow118">
          <table:table-cell table:style-name="TableCell119">
            <text:p text:style-name="P120"><text:span text:style-name="T121">Tätigkeiten:</text:span></text:p>
          </table:table-cell>
          <table:table-cell table:style-name="TableCell122">
            <text:p text:style-name="P123"><text:span text:style-name="T124">Tätigkeiten:</text:span></text:p>
          </table:table-cell>
        </table:table-row>
        <table:table-row table:style-name="TableRow125">
          <table:table-cell table:style-name="TableCell126">
            <text:p text:style-name="P127">Diese Woche war eine 4-tägige Arbeitswoche (Montags keine Arbeit, wegen Tag der Arbeit). Das heißt, dass ich viel Arbeit hatte. Dienstags musste ich die Keys zu meinen Übersetzungen, welche ich vor den Ferien gemacht habe, definieren. Ebenfalls habe ich in dieser Woche an<text:line-break/>meinem Monatsbericht gearbeitet, was auch Zeit in Anspruch genommen hat. Mittwochs habe ich das Script implementiert und überarbeitet. Donnerstags habe ich an einem neuen Auftrag gearbeitet. Und zwar musste ich nun myCompany auf einem neuen Server starten. Dies war UNIA. Dort musste ich das Feld Fallreferenz via ObjProps sperren, das heißt, dass das Feld nur noch ReadOnly ist und nicht<text:line-break/>bearbeitet werden kann. Freitags habe ich bei dem Abschnitt Adressen, die Typen, die mir bekannt gegeben wurden, auf Status 80 gestellt. Dies bedeutet, dass die Typen vom Pop Up nicht mehr aktiv sind und nicht angezeigt werden. Nachmittags musste ich Fehler in den Scripts verbessern. Zum Schluss der Woche habe ich die<text:s/><text:soft-page-break/>Scripts noch abgelegt,<text:line-break/>damit auch die IBV Zugriff darauf hat.</text:p>
          </table:table-cell>
          <table:table-cell table:style-name="TableCell128">
            <text:p text:style-name="P129">In dieser Woche hatte ich viele Aufträge, die ich gut meistern konnte. Auch dieses Mal musste ich den Status eines Feldes ändern, damit dieser nicht mehr angezeigt wird. Ebenso habe ich fleißig meinen Wochenplan und den neuen Monatsbericht weitergeführt. Am Donnerstag habe ich eine sehr große Aufgabe erhalten. Da musste ich von den angegebenen Felder in der Datenbank Heks nochmals alles<text:line-break/>anschauen, was mit den Übersetzungen von Deutsch ins Englische zu tun hatte. Freitags habe ich dann einen neuen und letzten Auftrag für diese Woche erhalten. Und zwar musste ich ein Feld von der Datenbank FO in die Datenbank UNIA verschieben.</text:p>
          </table:table-cell>
        </table:table-row>
        <table:table-row table:style-name="TableRow130">
          <table:table-cell table:style-name="TableCell131">
            <text:p text:style-name="P132"><text:span text:style-name="T133">Probleme &amp; Herausforderungen:</text:span></text:p>
          </table:table-cell>
          <table:table-cell table:style-name="TableCell134">
            <text:p text:style-name="P135"><text:span text:style-name="T136">Probleme &amp; Herausforderungen:</text:span></text:p>
          </table:table-cell>
        </table:table-row>
        <table:table-row table:style-name="TableRow137">
          <table:table-cell table:style-name="TableCell138">
            <text:p text:style-name="P139">Probleme hatte ich fast keine. Es gab mal eins, wo ich mein Programm nicht starten konnte, dies änderte sich aber, als ich den PC neu gestartet habe. Bei kleineren Problemchen, die ich beim Umsetzen der Aufgaben hatte, konnte mir Pascal meist helfen.</text:p>
          </table:table-cell>
          <table:table-cell table:style-name="TableCell140">
            <text:p text:style-name="P141">Probleme gab es in dieser Woche keine. Ich konnte gut und konzentriert arbeiten. Die Aufgaben haben mich sehr fasziniert und ich konnte einiges lernen.</text:p>
          </table:table-cell>
        </table:table-row>
        <table:table-row table:style-name="TableRow142">
          <table:table-cell table:style-name="TableCell143">
            <text:p text:style-name="P144"><text:span text:style-name="T145">Lösung &amp; Learnings:</text:span></text:p>
          </table:table-cell>
          <table:table-cell table:style-name="TableCell146">
            <text:p text:style-name="P147"><text:span text:style-name="T148">Lösung &amp; Learnings:</text:span></text:p>
          </table:table-cell>
        </table:table-row>
        <table:table-row table:style-name="TableRow149">
          <table:table-cell table:style-name="TableCell150">
            <text:p text:style-name="P151">Ich habe in diesen 4 Tagen sehr viel gelernt. Und zwar konnte ich nun sogar Sachen aus dem Programm löschen. Ebenfalls war es für mich 5 Marzio Cassese Monatsbericht Mai 2023 sehr toll diese Aufgaben zu lösen, da dies zu Kunden rausgeht. Die Aufgaben mit den Keys waren auch sehr spannend und lehrreich.</text:p>
          </table:table-cell>
          <table:table-cell table:style-name="TableCell152">
            <text:p text:style-name="P153">Ich habe in dieser Woche einige neue Befehle gelernt. Ebenfalls konnte ich erfahren, was sid2s macht. Und zwar bringt dieser Befehl, beim Ausführen, eine DELETE und eine INSERT Zeile heraus.</text:p>
          </table:table-cell>
        </table:table-row>
        <table:table-row table:style-name="TableRow154">
          <table:table-cell table:style-name="TableCell155">
            <text:p text:style-name="P156"/>
          </table:table-cell>
          <table:table-cell table:style-name="TableCell157">
            <text:p text:style-name="P158"/>
          </table:table-cell>
        </table:table-row>
        <table:table-row table:style-name="TableRow159">
          <table:table-cell table:style-name="TableCell160">
            <text:p text:style-name="P161"><text:span text:style-name="T162">KW20:</text:span></text:p>
          </table:table-cell>
          <table:table-cell table:style-name="TableCell163">
            <text:p text:style-name="P164"><text:span text:style-name="T165">KW21:</text:span></text:p>
          </table:table-cell>
        </table:table-row>
        <table:table-row table:style-name="TableRow166">
          <table:table-cell table:style-name="TableCell167">
            <text:p text:style-name="P168"><text:span text:style-name="T169">Tätigkeiten:</text:span></text:p>
          </table:table-cell>
          <table:table-cell table:style-name="TableCell170">
            <text:p text:style-name="P171"><text:span text:style-name="T172">Tätigkeiten:</text:span></text:p>
          </table:table-cell>
        </table:table-row>
        <table:table-row table:style-name="TableRow173">
          <table:table-cell table:style-name="TableCell174">
            <text:p text:style-name="P175">Diese Kalenderwoche war eine verkürzte, da Auffahrt war. Mittwochs habe ich einen neuen Auftrag bekommen. Bei diesem musste ich ein Feld von einer Datenbank in eine andere verschieben. Jeden Tag habe ich die Wochen-Tätigkeiten notiert. An diesem Tag hatten wir ein Telefonat, wo wir über den Standpunkt geredet haben. Donnerstag war,<text:line-break/>wie schon gesagt, frei, wegen der Auffahrt. Freitags war ich alleine im Büro, da sogar meine Oberstifterin im Homeoffice war. Auch Pascal war<text:s/><text:soft-page-break/>nicht anwesend, da er frei hatte. Daher habe ich an meinem Auftrag weitergearbeitet.</text:p>
          </table:table-cell>
          <table:table-cell table:style-name="TableCell176">
            <text:p text:style-name="P177">Am Mittwoch habe ich an derselben Aufgabe weitergearbeitet wie vergangene Woche. Mithilfe von Pascal konnte ich dies dann auch beenden. Dann habe ich bereits den nächsten Auftrag bekommen, welchen ich am nächsten Tag begonnen habe. Und zwar musste ich eine Tabelle in Unia so ordnen, wie Pascal mir das vorgegeben hat.</text:p>
          </table:table-cell>
        </table:table-row>
        <table:table-row table:style-name="TableRow178">
          <table:table-cell table:style-name="TableCell179">
            <text:p text:style-name="P180"><text:span text:style-name="T181">Probleme &amp; Herausforderungen:</text:span></text:p>
          </table:table-cell>
          <table:table-cell table:style-name="TableCell182">
            <text:p text:style-name="P183"><text:span text:style-name="T184">Probleme &amp; Herausforderungen:</text:span></text:p>
          </table:table-cell>
        </table:table-row>
        <table:table-row table:style-name="TableRow185">
          <table:table-cell table:style-name="TableCell186">
            <text:p text:style-name="P187">Es gab ein Problem. Und zwar erschien das Feld in der gewünschten Datenbank doppelt, weshalb ich einen dann von einer falschen Tabelle löschen musste.</text:p>
          </table:table-cell>
          <table:table-cell table:style-name="TableCell188">
            <text:p text:style-name="P189">Probleme hatte ich diese Woche, vor allem beim hineinkommen in die Aufgabe, für das Verschieben von einzelnen Spalten, in der Tabelle. Dennoch konnte ich dann die Aufgabe sehr gut meistern.</text:p>
          </table:table-cell>
        </table:table-row>
        <table:table-row table:style-name="TableRow190">
          <table:table-cell table:style-name="TableCell191">
            <text:p text:style-name="P192"><text:span text:style-name="T193">Lösung &amp; Learnings:</text:span></text:p>
          </table:table-cell>
          <table:table-cell table:style-name="TableCell194">
            <text:p text:style-name="P195"><text:span text:style-name="T196">Lösung &amp; Learnings:</text:span></text:p>
          </table:table-cell>
        </table:table-row>
        <table:table-row table:style-name="TableRow197">
          <table:table-cell table:style-name="TableCell198">
            <text:p text:style-name="P199">Die Lösung für das Problem konnte ich selber fixen. Ich habe durch diese Aufgabe viel Neues über Verbindungen von Datenbanken gelernt.</text:p>
          </table:table-cell>
          <table:table-cell table:style-name="TableCell200">
            <text:p text:style-name="P201">In dieser Woche konnte ich sehr viele Einzelheiten lernen. Z.B. was ein View ist oder was der Unterschied zu einer SP ist. Die Lösung konnte ich nach max 30 min grübeln, alleine oder durch die Hilfe von Pascal lösen.</text:p>
          </table:table-cell>
        </table:table-row>
        <table:table-row table:style-name="TableRow202">
          <table:table-cell table:style-name="TableCell203">
            <text:p text:style-name="P204"/>
          </table:table-cell>
          <table:table-cell table:style-name="TableCell205">
            <text:p text:style-name="P206"/>
          </table:table-cell>
        </table:table-row>
        <table:table-row table:style-name="TableRow207">
          <table:table-cell table:style-name="TableCell208">
            <text:p text:style-name="P209"><text:span text:style-name="T210">KW22:</text:span></text:p>
          </table:table-cell>
          <table:table-cell table:style-name="TableCell211">
            <text:p text:style-name="P212"/>
          </table:table-cell>
        </table:table-row>
        <table:table-row table:style-name="TableRow213">
          <table:table-cell table:style-name="TableCell214">
            <text:p text:style-name="P215"><text:span text:style-name="T216">Tätigkeiten:</text:span></text:p>
          </table:table-cell>
          <table:table-cell table:style-name="TableCell217">
            <text:p text:style-name="P218"/>
          </table:table-cell>
        </table:table-row>
        <table:table-row table:style-name="TableRow219">
          <table:table-cell table:style-name="TableCell220">
            <text:p text:style-name="P221">Diese Kalenderwoche dauerte nur einen Tag (diesen Monat). Da habe ich an der Aufgabe von vergangener Woche gearbeitet. Nun musste ich die richtige SP finden, die ich bearbeiten kann.</text:p>
          </table:table-cell>
          <table:table-cell table:style-name="TableCell222">
            <text:p text:style-name="P223"/>
          </table:table-cell>
        </table:table-row>
        <table:table-row table:style-name="TableRow224">
          <table:table-cell table:style-name="TableCell225">
            <text:p text:style-name="P226"><text:span text:style-name="T227">Probleme &amp; Herausforderungen:</text:span></text:p>
          </table:table-cell>
          <table:table-cell table:style-name="TableCell228">
            <text:p text:style-name="P229"/>
          </table:table-cell>
        </table:table-row>
        <table:table-row table:style-name="TableRow230">
          <table:table-cell table:style-name="TableCell231">
            <text:p text:style-name="P232">Ich habe relativ lange gebraucht, bis ich auf den richtigen Weg gekommen bin.</text:p>
          </table:table-cell>
          <table:table-cell table:style-name="TableCell233">
            <text:p text:style-name="P234"/>
          </table:table-cell>
        </table:table-row>
        <table:table-row table:style-name="TableRow235">
          <table:table-cell table:style-name="TableCell236">
            <text:p text:style-name="P237"><text:span text:style-name="T238">Lösung &amp; Learnings:</text:span></text:p>
          </table:table-cell>
          <table:table-cell table:style-name="TableCell239">
            <text:p text:style-name="P240"/>
          </table:table-cell>
        </table:table-row>
        <table:table-row table:style-name="TableRow241">
          <table:table-cell table:style-name="TableCell242">
            <text:p text:style-name="P243">Durch Tipps von Pascal konnte ich die richtige SP finden und weiter daran arbeiten.</text:p>
          </table:table-cell>
          <table:table-cell table:style-name="TableCell244">
            <text:p text:style-name="P245"/>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CH" style:language-asian="en" style:country-asian="US" style:language-complex="ar" style:country-complex="SA" style:text-combine="none" fo:hyphenate="true"/>
    </style:default-style>
    <style:style style:name="Überschrift1" style:display-name="Überschrift 1" style:family="paragraph" style:parent-style-name="Standard"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language="de" fo:country="CH" style:language-asian="de" style:country-asian="CH" fo:hyphenate="false"/>
    </style:style>
    <style:style style:name="Standard" style:display-name="Standard" style:family="paragraph">
      <style:text-properties fo:language="de" fo:country="DE"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de" style:country-asian="CH"/>
    </style:style>
    <style:style style:name="Fett" style:display-name="Fett" style:family="text" style:parent-style-name="Absatz-Standardschriftart">
      <style:text-properties fo:font-weight="bold" style:font-weight-asian="bold" style:font-weight-complex="bold"/>
    </style:style>
    <style:style style:name="StandardWeb" style:display-name="Standard (Web)" style:family="paragraph" style:parent-style-name="Standard">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de" fo:country="CH" style:language-asian="de" style:country-asian="CH"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assese Marzio Alessio</meta:initial-creator>
    <dc:creator>Cassese Marzio Alessio</dc:creator>
    <meta:creation-date>2023-06-14T08:15:00Z</meta:creation-date>
    <dc:date>2023-06-14T08:16:00Z</dc:date>
    <meta:template xlink:href="Normal.dotm" xlink:type="simple"/>
    <meta:editing-cycles>1</meta:editing-cycles>
    <meta:editing-duration>PT0S</meta:editing-duration>
    <meta:document-statistic meta:page-count="4" meta:paragraph-count="16" meta:word-count="1119" meta:character-count="8158" meta:row-count="58" meta:non-whitespace-character-count="7055"/>
  </office:meta>
</office:document-meta>
</file>